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scilloscopio. Serve per visualizzare fino a 2 segnali provenienti da altre sorgenti, onde come le sinusoidi.</text:p>
      <text:p text:style-name="Standard">Sull'asse x il tempo, sull'asse y la tensione. Le manopole dell'oscilloscopio modificano la visualizzazione, poichè la sorgente del segnale è un'altra. Con chop si visualizzano i due segnali contemporaneamente. </text:p>
      <text:p text:style-name="Standard">La manopola time/DIV indica quanto tempo dura ogni quadretto.</text:p>
      <text:p text:style-name="Standard">La manopola volts/DIV indica i volt per ogni quadretto</text:p>
      <text:p text:style-name="Standard">Con CH I o CH II si sceglie cosa visualizzare.</text:p>
      <text:p text:style-name="Standard">Con GD si imposta il segnale sulla linea della X</text:p>
      <text:p text:style-name="Standard">AC centra la parte variabile sull'asse X</text:p>
      <text:p text:style-name="Standard">DC visualizza tutto il segnale, centrato sulla parte fissa (ad esempio 0.5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8S</meta:editing-duration>
    <meta:editing-cycles>3</meta:editing-cycles>
    <meta:generator>OpenOffice/4.1.1$Win32 OpenOffice.org_project/411m6$Build-9775</meta:generator>
    <dc:date>2015-09-24T12:30:50.02</dc:date>
    <meta:document-statistic meta:table-count="0" meta:image-count="0" meta:object-count="0" meta:page-count="1" meta:paragraph-count="8" meta:word-count="102" meta:character-count="644"/>
    <dc:creator>Daniele Gargano</dc:creator>
    <meta:user-defined meta:name="Info 1"/>
    <meta:user-defined meta:name="Info 2"/>
    <meta:user-defined meta:name="Info 3"/>
    <meta:user-defined meta:name="Info 4"/>
  </office:meta>
</office:document-meta>
</file>